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823241112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4-12-02" calcext:value-type="date">
            <text:p>02/12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37:57.914202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>Invoice</dc:title>
    <dc:description>
</dc:description>
    <dc:subject>MattStudios</dc:subject>
    <meta:creation-date>2017-08-20T20:11:38.31</meta:creation-date>
    <meta:editing-cycles>72</meta:editing-cycles>
    <meta:editing-duration>P1DT3H28M57S</meta:editing-duration>
    <meta:initial-creator>Matt Dunning</meta:initial-creator>
    <dc:date>2024-12-02T13:38:16.994589246</dc:date>
    <meta:print-date>2024-08-01T22:54:39.25426178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